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/>
    </style:style>
    <style:style style:name="P2" style:family="paragraph" style:parent-style-name="Footer">
      <style:paragraph-properties fo:text-align="end" style:justify-single-word="false"/>
      <style:text-properties fo:color="#808080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7" style:family="paragraph" style:parent-style-name="Standard" style:list-style-name="L2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T2" style:family="text">
      <style:text-properties style:text-position="super 58%"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se of the Runelords</text:h>
      <text:p text:style-name="Text_20_body">GM Notes</text:p>
      <text:p text:style-name="Text_20_body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0">Rise of the Runelords<text:tab/>1</text:p>
          <text:p text:style-name="P10">General Notes<text:tab/>3</text:p>
          <text:p text:style-name="P10">General Tactics<text:tab/>3</text:p>
          <text:p text:style-name="P10">Aldern Foxglove<text:tab/>4</text:p>
          <text:p text:style-name="P10">Gresgurt<text:tab/>5</text:p>
        </text:index-body>
      </text:table-of-content>
      <text:p text:style-name="Text_20_body"/>
      <text:h text:style-name="P8" text:outline-level="1">General Notes</text:h>
      <text:list xml:id="list5960492987467022656" text:style-name="L1">
        <text:list-item>
          <text:p text:style-name="P6">5 years ago "Late Unpleasantness"</text:p>
        </text:list-item>
        <text:list-item>
          <text:p text:style-name="P6">Runelord Alaznist (Al az nist) – minor runewell of wrath</text:p>
        </text:list-item>
        <text:list-item>
          <text:p text:style-name="P6">Nightmares</text:p>
        </text:list-item>
        <text:list-item>
          <text:p text:style-name="P6">Lonjiku Kaijitsu (convicted), noble threw his wife over the cliffs of his manor</text:p>
        </text:list-item>
        <text:list-item>
          <text:p text:style-name="P6">Jervas Stoot (dead), eccentric who carved birds killed two dozen folks</text:p>
        </text:list-item>
        <text:list-item>
          <text:p text:style-name="P6">Nualia Tobyn, orphan, unearthly beauty, pregnant (miscarried) and abandoned, burned the church with her father in it</text:p>
          <text:list>
            <text:list-item>
              <text:p text:style-name="P6">Superstitious- her beauty could cure (she hated this idea)</text:p>
            </text:list-item>
            <text:list-item>
              <text:p text:style-name="P6">Fell in love with a local Varisian (Delek Viskanta), father did not approve</text:p>
            </text:list-item>
            <text:list-item>
              <text:p text:style-name="P6">Got pregnant in the smugglers tunnel, Delek called her a slut and left town</text:p>
            </text:list-item>
            <text:list-item>
              <text:p text:style-name="P6">Father found out</text:p>
            </text:list-item>
            <text:list-item>
              <text:p text:style-name="P6">Baby was deformed and horrific (hidden shire to Lamashtu- goddess of monstrous births)</text:p>
            </text:list-item>
            <text:list-item>
              <text:p text:style-name="P6">Coma, awoke to burn her father in his church (locals thought she died too)</text:p>
            </text:list-item>
            <text:list-item>
              <text:p text:style-name="P6">Fled to Magnima and enlisted the add of Skinwas Men- killed Delek</text:p>
            </text:list-item>
            <text:list-item>
              <text:p text:style-name="P6">Received a medallion (seven-pointed star called Sihedron Medallion)</text:p>
            </text:list-item>
            <text:list-item>
              <text:p text:style-name="P6">Returned to Sandpoint, broke down a wall in smugglers tunnel, met Erylium (Catacombs of Wrath)</text:p>
            </text:list-item>
            <text:list-item>
              <text:p text:style-name="P6">Visions of a barghest named Malfeshnekor (goblin wolf) from Lamashtu</text:p>
            </text:list-item>
            <text:list-item>
              <text:p text:style-name="P6">Malfeshnekor will help her transform into monster (removing her "celestial taint")</text:p>
            </text:list-item>
          </text:list>
        </text:list-item>
        <text:list-item>
          <text:p text:style-name="P6">Ezakien Tobyn, father of Nualia, previous religious leader</text:p>
        </text:list-item>
      </text:list>
      <text:p text:style-name="P3"/>
      <text:list xml:id="list43452512" text:continue-numbering="true" text:style-name="L1">
        <text:list-item>
          <text:p text:style-name="P6">First encounter makes the heroes famous in the town</text:p>
        </text:list-item>
        <text:list-item>
          <text:p text:style-name="P6">Nualia is in Thistletop (everyone thinks she is dead)</text:p>
        </text:list-item>
      </text:list>
      <text:h text:style-name="Heading_20_1" text:outline-level="1">General Tactics</text:h>
      <text:list xml:id="list3634306100190106413" text:style-name="L2">
        <text:list-item>
          <text:p text:style-name="P7">Catching on Fire:</text:p>
          <text:list>
            <text:list-item>
              <text:p text:style-name="P7">DC 15 Reflex Save, failure 1d6 damage, each round DC 15 Reflex Save</text:p>
            </text:list-item>
            <text:list-item>
              <text:p text:style-name="P7">Put out by enough water</text:p>
            </text:list-item>
            <text:list-item>
              <text:p text:style-name="P7">Rolling +4 to Reflex Save</text:p>
            </text:list-item>
          </text:list>
        </text:list-item>
      </text:list>
      <text:h text:style-name="P8" text:outline-level="1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P8" text:outline-level="1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5">1) He will try to hide and surprise the PCs:</text:p>
      <text:p text:style-name="P4"><text:span text:style-name="T1"><text:tab/>1d20 + 18 (14+4) vs. Perception (unware do not get to act in 1</text:span><text:span text:style-name="T2">st</text:span><text:span text:style-name="T1"> round)</text:span></text:p>
      <text:p text:style-name="P5"><text:tab/>Attacks nearest enemy w/ Dagger: +3 (1d3+1/19-20/x2) (attack +5 if animal)</text:p>
      <text:p text:style-name="P5"><text:tab/>Tries to move past unware PCs at 15 speed (to not provoke)</text:p>
      <text:p text:style-name="P5"/>
      <text:p text:style-name="P5">2) He will say in Goblin “Delicious longshanks!” as he attacks by biting:</text:p>
      <text:p text:style-name="P5"><text:tab/>Attacks nearest enemy w/ Bite: +3 (1d4+1/20/x2) <text:s/>(attack +5 if animal)</text:p>
      <text:p text:style-name="P5"/>
      <text:p text:style-name="P5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/>
    </style:style>
    <style:style style:name="MP2" style:family="paragraph" style:parent-style-name="Footer">
      <style:paragraph-properties fo:text-align="end" style:justify-single-word="false"/>
      <style:text-properties fo:color="#80808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24S</meta:editing-duration>
    <meta:editing-cycles>27</meta:editing-cycles>
    <meta:generator>OpenOffice.org/3.4$Win32 OpenOffice.org_project/340m1$Build-9590</meta:generator>
    <dc:date>2013-01-28T23:31:34.55</dc:date>
    <dc:creator>Nick Derevjanik</dc:creator>
    <meta:document-statistic meta:table-count="0" meta:image-count="0" meta:object-count="0" meta:page-count="5" meta:paragraph-count="125" meta:word-count="906" meta:character-count="5394"/>
    <meta:user-defined meta:name="Info 1"/>
    <meta:user-defined meta:name="Info 2"/>
    <meta:user-defined meta:name="Info 3"/>
    <meta:user-defined meta:name="Info 4"/>
  </office:meta>
</office:document-meta>
</file>